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fo:text-align="center" style:justify-single-word="false" fo:text-indent="0cm" style:auto-text-indent="false"/>
    </style:style>
    <style:style style:name="P2" style:family="paragraph" style:parent-style-name="Text_20_body">
      <style:text-properties fo:language="en" fo:country="NZ"/>
    </style:style>
    <style:style style:name="P3" style:family="paragraph" style:parent-style-name="Text_20_body" style:list-style-name="L1">
      <style:paragraph-properties fo:margin-top="0cm" fo:margin-bottom="0.212cm"/>
    </style:style>
    <style:style style:name="P4" style:family="paragraph" style:parent-style-name="Text_20_body">
      <style:paragraph-properties fo:margin-top="0cm" fo:margin-bottom="0.212cm"/>
    </style:style>
    <style:style style:name="P5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</style:style>
    <style:style style:name="T1" style:family="text">
      <style:text-properties fo:language="en" fo:country="NZ"/>
    </style:style>
    <style:style style:name="T2" style:family="text">
      <style:text-properties fo:language="en" fo:country="NZ" fo:font-style="itali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<text:span text:style-name="T1">What is the Metadata Extraction Tool</text:span></text:h>
      <text:p text:style-name="Text_20_body"/>
      <text:p text:style-name="Text_20_body"><text:span text:style-name="T1">The metadata extraction tool is a tool built by Sytec Resources for the </text:span><text:span text:style-name="T2">National Library of New Zealand Te Puna Mātauranga o Aotearoa</text:span> <text:span text:style-name="T2">(National Library)</text:span><text:span text:style-name="T1"> to process digital master files and extract metadata about those files. Metadata is descriptive information about an object – not the object itself. In this case metadata information about a Image would be things like size, colours, resolution, etc… There are two output formats that an output metadata file can take</text:span></text:p>
      <text:p text:style-name="P2"/>
      <text:list text:style-name="L1">
        <text:list-item>
          <text:p text:style-name="P3"><text:span text:style-name="T1">Native form. A XML (Extensible Mark-up Language) file based on a DTD (Document Type Definition) that reflects all information available from the digital master.</text:span> </text:p>
        </text:list-item>
        <text:list-item>
          <text:p text:style-name="P3"><text:span text:style-name="T1">National Library Preservation Metadata Data Dictionary – nlnz-presmet.xsd. This is the primary format.</text:span> </text:p>
        </text:list-item>
      </text:list>
      <text:p text:style-name="P4"/>
      <text:p text:style-name="P2">For more information about any of these file formats see the Solution Architecture or Software Architecture documents for this extraction tool. Note: The POC output types of demta.dtd and pmeta.dtd have been deprecated, they are not supported in the production tool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amy</meta:initial-creator>
    <meta:creation-date>2007-09-06T17:10:59</meta:creation-date>
    <dc:creator>amy</dc:creator>
    <dc:date>2007-09-06T17:16:14</dc:date>
    <dc:language>en-US</dc:language>
    <meta:editing-cycles>2</meta:editing-cycles>
    <meta:editing-duration>PT5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160" meta:character-count="1035"/>
  </office:meta>
</office:document-meta>
</file>